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10000000118EC5AD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4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outline1">
      <style:graphic-properties draw:auto-grow-height="true" fo:min-height="6.086cm"/>
    </style:style>
    <style:style style:name="pr8" style:family="presentation" style:parent-style-name="Blue-subtitle">
      <style:graphic-properties draw:fill-color="#ffffff" fo:min-height="13.609cm"/>
    </style:style>
    <style:style style:name="pr9" style:family="presentation" style:parent-style-name="Blue-notes">
      <style:graphic-properties draw:fill-color="#ffffff" draw:auto-grow-height="true" fo:min-height="13.36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4.63cm" svg:x="1.4cm" svg:y="4.914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CPAN Uploads Graph</text:p>
              </text:list-item>
              <text:list-item>
                <text:p>Reviews, Bugreports, CPAN-Testers lesen</text:p>
              </text:list-item>
              <text:list-item>
                <text:p>installieren mit cpan/cpan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esting-Kultu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nittests sind wichtiger Bestandteil der Perl-Philosophie</text:p>
              </text:list-item>
              <text:list-item>
                <text:p>Perl selbst mit Tests seit Perl1 (1988)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2" draw:text-style-name="P1" draw:layer="layout" svg:width="22cm" svg:height="8.063cm" svg:x="3cm" svg:y="10cm">
          <draw:text-box>
            <text:p text:style-name="P1"><text:span text:style-name="T1">1..3</text:span></text:p>
            <text:p text:style-name="P1"><text:span text:style-name="T1">ok 1 - erster Subtest Zusammenfassung</text:span></text:p>
            <text:p text:style-name="P1"><text:span text:style-name="T1">not ok 2 - zweiter Subtest Zusammenfassung</text:span></text:p>
            <text:p text:style-name="P1"><text:span text:style-name="T1">ok 3 - Test 3 # SKIP Begründung</text:span></text:p>
            <text:p text:style-name="P1"><text:span text:style-name="T1">ok 4 - Test 4 # TODO Kommentar</text:span></text:p>
            <text:p text:style-name="P1"><text:span text:style-name="T1">not ok 5 - Testbeschreibung</text:span></text:p>
            <text:p text:style-name="P1"><text:span text:style-name="T1"><text:s text:c="4"/></text:span><text:span text:style-name="T1">---</text:span></text:p>
            <text:p text:style-name="P1"><text:span text:style-name="T1"><text:s text:c="4"/></text:span><text:span text:style-name="T1">Fehlerbeschreibung: In YAML-Form</text:span></text:p>
            <text:p text:style-name="P1"><text:span text:style-name="T1"><text:s text:c="4"/></text:span><text:span text:style-name="T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7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<text:span text:style-name="T2">http://testanything.org/wiki/index.php/TAP_History</text:span></text:p>
          </draw:text-box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07H50M03S</meta:editing-duration>
    <meta:editing-cycles>23</meta:editing-cycles>
    <dc:date>2011-03-13T12:19:37</dc:date>
    <meta:generator>OpenOffice.org/3.0$Unix OpenOffice.org_project/300m15$Build-9379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